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713" officeooo:paragraph-rsid="001e2713"/>
    </style:style>
    <style:style style:name="P2" style:family="paragraph" style:parent-style-name="Standard">
      <style:text-properties officeooo:rsid="001e42c4" officeooo:paragraph-rsid="001e42c4"/>
    </style:style>
    <style:style style:name="T1" style:family="text">
      <style:text-properties officeooo:rsid="001e42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{</text:p>
      <text:p text:style-name="P1">#include&lt;stdio.h&gt;</text:p>
      <text:p text:style-name="P1">int charCount=0, wordCount=0 , linecount=0;</text:p>
      <text:p text:style-name="P1">FILE *ip, *yyin;</text:p>
      <text:p text:style-name="P1">%}</text:p>
      <text:p text:style-name="P1">word [^\t\n]+</text:p>
      <text:p text:style-name="P1">eol \n </text:p>
      <text:p text:style-name="P2"/>
      <text:p text:style-name="P1"></text:p>
      <text:p text:style-name="P1">%%</text:p>
      <text:p text:style-name="P1">{word} {wordCount++; charCount+= yyleng;}</text:p>
      <text:p text:style-name="P1"></text:p>
      <text:p text:style-name="P1">{eol} { charCount++;linecount++;}</text:p>
      <text:p text:style-name="P1"/>
      <text:p text:style-name="P1">. charCount++;</text:p>
      <text:p text:style-name="P1">%%</text:p>
      <text:p text:style-name="P1"></text:p>
      <text:p text:style-name="P1"></text:p>
      <text:p text:style-name="P1">main()</text:p>
      <text:p text:style-name="P1">{</text:p>
      <text:p text:style-name="P1">ip=fopen("ip.txt","r");</text:p>
      <text:p text:style-name="P1">yyin=ip;</text:p>
      <text:p text:style-name="P1">yylex();</text:p>
      <text:p text:style-name="P1">printf("\n words:%d \n characters: %d \n number of lines: %d \n",wordCount,charCount,linecount);</text:p>
      <text:p text:style-name="P1"></text:p>
      <text:p text:style-name="P1">}</text:p>
      <text:p text:style-name="P1"></text:p>
      <text:p text:style-name="P1">int yywrap()</text:p>
      <text:p text:style-name="P1">{</text:p>
      <text:p text:style-name="P1">return 1;</text:p>
      <text:p text:style-name="P1">}</text:p>
      <text:p text:style-name="P1"/>
      <text:p text:style-name="P1"/>
      <text:p text:style-name="P1"/>
      <text:p text:style-name="P1">ip.txt : - indira</text:p>
      <text:p text:style-name="P1"/>
      <text:p text:style-name="P1"/>
      <text:p text:style-name="P1">student@icemcompproj1:~$ cd cl1</text:p>
      <text:p text:style-name="P1">student@icemcompproj1:~/cl1$ lex second.l</text:p>
      <text:p text:style-name="P1">student@icemcompproj1:~/cl1$ gcc lex.yy.c</text:p>
      <text:p text:style-name="P1">student@icemcompproj1:~/cl1$ ./a.out</text:p>
      <text:p text:style-name="P1"></text:p>
      <text:p text:style-name="P1"><text:s/>words:1 </text:p>
      <text:p text:style-name="P1"><text:s/>characters: 7 </text:p>
      <text:p text:style-name="P1"><text:s/>number of lines: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13:56:13.092125330</meta:creation-date>
    <dc:date>2015-07-14T14:02:59.811702600</dc:date>
    <meta:editing-duration>PT4M46S</meta:editing-duration>
    <meta:editing-cycles>2</meta:editing-cycles>
    <meta:generator>LibreOffice/4.2.3.3$Linux_X86_64 LibreOffice_project/420m0$Build-3</meta:generator>
    <meta:document-statistic meta:table-count="0" meta:image-count="0" meta:object-count="0" meta:page-count="1" meta:paragraph-count="38" meta:word-count="71" meta:character-count="603" meta:non-whitespace-character-count="521"/>
  </office:meta>
</office:document-meta>
</file>